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 Pゴシック" svg:font-family="'Takao Pゴシック'" style:font-family-generic="swiss"/>
    <style:font-face style:name="Takao Pゴシック1" svg:font-family="'Takao Pゴシック'"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cm" fo:margin-right="0cm" fo:text-indent="0cm" style:auto-text-indent="false"/>
    </style:style>
    <style:style style:name="P3" style:family="paragraph" style:parent-style-name="Heading_20_2">
      <style:paragraph-properties fo:break-before="page"/>
    </style:style>
    <style:style style:name="P4" style:family="paragraph" style:parent-style-name="Text_20_body">
      <style:paragraph-properties fo:margin-left="0cm" fo:margin-right="0cm" fo:margin-top="0cm" fo:margin-bottom="0cm" style:contextual-spacing="false" fo:text-indent="0cm" style:auto-text-indent="false" style:writing-mode="lr-tb"/>
      <style:text-properties officeooo:paragraph-rsid="00012f17"/>
    </style:style>
    <style:style style:name="P5" style:family="paragraph" style:parent-style-name="Standard">
      <style:paragraph-properties fo:margin-left="0cm" fo:margin-right="0cm" fo:margin-top="0cm" fo:margin-bottom="0.499cm" style:contextual-spacing="false" fo:text-indent="0cm" style:auto-text-indent="false"/>
      <style:text-properties officeooo:paragraph-rsid="00034263"/>
    </style:style>
    <style:style style:name="P6" style:family="paragraph" style:parent-style-name="Standard">
      <style:paragraph-properties fo:margin-left="0cm" fo:margin-right="0cm" fo:margin-top="0cm" fo:margin-bottom="0.499cm" style:contextual-spacing="false" fo:text-indent="0cm" style:auto-text-indent="false"/>
      <style:text-properties officeooo:rsid="00034263" officeooo:paragraph-rsid="00034263"/>
    </style:style>
    <style:style style:name="P7" style:family="paragraph" style:parent-style-name="Standard">
      <style:paragraph-properties fo:margin-left="0cm" fo:margin-right="0cm" fo:margin-top="0cm" fo:margin-bottom="0.499cm" style:contextual-spacing="false" fo:text-indent="0cm" style:auto-text-indent="false"/>
      <style:text-properties officeooo:rsid="0004ce6e" officeooo:paragraph-rsid="0004ce6e"/>
    </style:style>
    <style:style style:name="P8" style:family="paragraph" style:parent-style-name="Standard">
      <style:text-properties officeooo:paragraph-rsid="0006b136"/>
    </style:style>
    <style:style style:name="P9" style:family="paragraph" style:parent-style-name="Standard">
      <style:text-properties officeooo:rsid="00086d82" officeooo:paragraph-rsid="00086d82"/>
    </style:style>
    <style:style style:name="P10" style:family="paragraph" style:parent-style-name="Standard">
      <style:text-properties officeooo:rsid="0008f7bc" officeooo:paragraph-rsid="0008f7bc"/>
    </style:style>
    <style:style style:name="P11" style:family="paragraph" style:parent-style-name="Standard">
      <style:text-properties officeooo:paragraph-rsid="000b1916"/>
    </style:style>
    <style:style style:name="P12" style:family="paragraph" style:parent-style-name="Standard">
      <style:text-properties fo:color="#c9211e" loext:opacity="100%" fo:font-size="8pt" officeooo:paragraph-rsid="000b1916" style:font-size-asian="8pt" style:font-size-complex="8pt"/>
    </style:style>
    <style:style style:name="T1" style:family="text">
      <style:text-properties fo:color="#007cff" loext:opacity="100%"/>
    </style:style>
    <style:style style:name="T2" style:family="text">
      <style:text-properties fo:color="#c9211e" loext:opacity="100%"/>
    </style:style>
    <style:style style:name="T3" style:family="text">
      <style:text-properties fo:color="#c9211e" loext:opacity="100%" fo:font-size="8pt" style:font-size-asian="8pt" style:font-size-complex="8pt"/>
    </style:style>
    <style:style style:name="T4" style:family="text">
      <style:text-properties officeooo:rsid="00034263"/>
    </style:style>
    <style:style style:name="T5" style:family="text">
      <style:text-properties officeooo:rsid="0006b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本パッケージでは年輪形状を忠実に再現することを目的としているため比較的に大きなサイズのshapefileを利用します。データをダウンロードした状態からの利用例を示していたのでdontrun{}としました。検討した結果、画像と推定補完した全年輪の形状データを除けば5MBに収まることから、解析用のデータをsystem.file("shp",package = "TreeRingShape")に置きすべて実行できるようにexampleのデータを変更しました。</text:p>
      <text:p text:style-name="P6">TreeRingInterpolation</text:p>
      <text:p text:style-name="P6">dontrun{}を極力使うなという指摘をうけて</text:p>
      <text:p text:style-name="P7">shapefileの書き出しのfunctionのみ donttestとしました</text:p>
      <text:p text:style-name="Standard">#' \donttest{#'</text:p>
      <text:p text:style-name="Standard">#' WriteShapefile_TreeRings (TR@L2, tempfile("TreeRingShape_test",fileext = ".shp"))</text:p>
      <text:p text:style-name="Standard">#' dir(tempdir())</text:p>
      <text:p text:style-name="Standard">#' }</text:p>
      <text:p text:style-name="Standard"/>
      <text:p text:style-name="P8">plot_year_RingArea のexampleは<text:span text:style-name="T4">TreeRingInterpolation</text:span><text:span text:style-name="T5">()に含めました。</text:span></text:p>
      <text:p text:style-name="P8"/>
      <text:p text:style-name="P9">Vignetteにフローチャートを追加しました。</text:p>
      <text:p text:style-name="P9"/>
      <text:p text:style-name="P10">Checking re-building of vignette outputs <text:s text:c="2"/>R CMD check</text:p>
      <text:p text:style-name="Standard"/>
      <text:p text:style-name="Standard"/>
      <text:p text:style-name="P5"/>
      <text:p text:style-name="P5">---------------------------</text:p>
      <text:p text:style-name="P11">Thanks, <text:line-break/><text:line-break/>Please rather use the Authors@R field and declare Maintainer, Authors and Contributors with their appropriate roles with person() calls. <text:line-break/>e.g. something like: <text:line-break/>Authors@R: c(person("Alice", "Developer", role = c("aut", "cre","cph"), <text:line-break/>email = <text:a xlink:type="simple" xlink:href="mailto:alice.developer@some.domain.net" text:style-name="Internet_20_link" text:visited-style-name="Visited_20_Internet_20_Link">"alice.developer@some.domain.net"</text:a>), <text:line-break/>person("Bob", "Dev", role = "aut") ) <text:line-break/><text:line-break/>Please only write package names, software names and API (application programming interface) names in single quotes in title and description. <text:line-break/>e.g: --&gt; Qgis <text:line-break/>Please note that package names are case sensitive. <text:line-break/><text:line-break/>If there are references describing the methods in your package, please add these in the description field of your DESCRIPTION file in the form <text:line-break/>authors (year) &lt;doi:...&gt; <text:line-break/>authors (year) &lt;arXiv:...&gt; <text:line-break/>authors (year, ISBN:...) <text:line-break/><text:soft-page-break/>or if those are not available: &lt;https:...&gt; <text:line-break/>with no space after 'doi:', 'arXiv:', 'https:' and angle brackets for auto-linking. (If you want to add a title as well please put it in quotes: "Title") <text:line-break/><text:line-break/>Please add \value to .Rd files regarding exported methods and explain the functions results in the documentation. Please write about the structure of the output (class) and also what the output means. (If a function does not return a value, please document that too, e.g. \value{No return value, called for side effects} or similar) <text:line-break/><text:line-break/>-&gt; Missing Rd-tags: <text:line-break/>     Lplot.Rd: \value <text:line-break/>     Lplot2.Rd: \value <text:line-break/>     Lrad.plot.Rd: \value <text:line-break/>     plot_TreeRing_df.Rd: \value <text:line-break/>     plot_TreeRing.Rd: \value <text:line-break/>     plot_TreeRings_df.Rd: \value <text:line-break/>     TreeRingsPoints.Rd: \value <text:line-break/>     WriteShapefile_TreeRings.Rd: \value <text:line-break/><text:line-break/>\dontrun{} should only be used if the example really cannot be executed (e.g. because of missing additional software, missing API keys, ...) by the user. That's why wrapping examples in \dontrun{} adds the comment ("# Not run:") as a warning for the user. Does not seem necessary. Please replace \dontrun with \donttest. <text:line-break/><text:line-break/>Please unwrap the examples if they are executable in &lt; 5 sec, or replace dontrun{} with \donttest{}. <text:line-break/><text:line-break/>Please make sure that you do not change the user's par or working directory. If you really have to do so within functions, please ensure with an *immediate* call of on.exit() that the settings are reset when the function is exited. <text:line-break/>e.g.: <text:line-break/>... <text:line-break/>oldpar &lt;- par(no.readonly = TRUE) # code line i <text:line-break/>on.exit(par(oldpar)) # code line i + 1 <text:line-break/>... <text:line-break/>par(mfrow=c(2,2)) # somewhere after <text:line-break/>... </text:p>
      <text:p text:style-name="P11">&gt;&gt;&gt;&gt;<text:line-break/><text:span text:style-name="T3">Lplot2 &lt;- function(L, i.ring = 1:length(L), nrow = 3, ncol = 3, ask = "FALSE", ...) {</text:span></text:p>
      <text:p text:style-name="P12"><text:s text:c="2"/>oldpar &lt;- par(no.readonly = TRUE) </text:p>
      <text:p text:style-name="P12"><text:s text:c="2"/>on.exit(par(oldpar)) </text:p>
      <text:p text:style-name="P12"><text:s text:c="2"/>par(mfrow = c(nrow, ncol))</text:p>
      <text:p text:style-name="P12"><text:s text:c="2"/>for (i in i.ring) plot(L[[i]], main = paste(i, ":", names(L)[i], "yr"), ...)</text:p>
      <text:p text:style-name="P11"><text:span text:style-name="T3">}</text:span><text:line-break/>... <text:line-break/>oldwd &lt;- getwd() # code line i <text:line-break/>on.exit(setwd(oldwd)) # code line i+1 <text:line-break/>... <text:line-break/>setwd(...) # somewhere after <text:line-break/>... <text:line-break/>e.g.: -&gt; R/plot.R <text:line-break/>If you're not familiar with the function, please check ?on.exit. This function makes it possible to restore options before exiting a function even if the function breaks. Therefore it needs to be called <text:soft-page-break/>immediately after the option change within a function. <text:line-break/><text:line-break/><text:line-break/>Please always make sure to reset to user's options(), working directory or par() after you changed it in examples and vignettes and demos. <text:line-break/>e.g.: <text:line-break/>oldpar &lt;- par(mfrow = c(1,2)) <text:line-break/>... <text:line-break/>par(oldpar) <text:line-break/><text:line-break/>old &lt;- options(digits = 3) <text:line-break/>... <text:line-break/>options(old) <text:line-break/>-&gt; man/new_classTreeRingShape.Rd, man/TreeRingShape.Rd, man/TreeRingsLines.Rd, man/TreeRingsPoints.Rd <text:line-break/><text:line-break/>Please fix and resubmit. <text:line-break/><text:line-break/>Best, <text:line-break/>Konstanze Lauseker <text:line-break/><text:line-break/>On 08.04.24 21:58, CRAN Package Submission Form wrote: </text:p>
      <text:p text:style-name="P2"><text:span text:style-name="T1">External Sender <text:line-break/><text:line-break/><text:line-break/>[This was generated from CRAN.R-project.org/submit.html] <text:line-break/><text:line-break/>The following package was uploaded to CRAN: <text:line-break/>=========================================== <text:line-break/><text:line-break/>Package Information: <text:line-break/>Package: TreeRingShape <text:line-break/>Version: 3.0.1 <text:line-break/>Title: Recording Tree-Ring Shapes of Tree Disks with Manual Digitizing and <text:line-break/>   Interpolating Model <text:line-break/>Author(s): Megumi ISHIDA [aut, cre, cph] (</text:span><text:a xlink:type="simple" xlink:href="mailto:ishidam@sanchikanri.com" text:style-name="Internet_20_link" text:visited-style-name="Visited_20_Internet_20_Link">&lt;ishidam@sanchikanri.com&gt;</text:a><text:span text:style-name="T1">) <text:line-break/>Maintainer: Megumi ISHIDA </text:span><text:a xlink:type="simple" xlink:href="mailto:ishidam@sanchikanri.com" text:style-name="Internet_20_link" text:visited-style-name="Visited_20_Internet_20_Link">&lt;ishidam@sanchikanri.com&gt;</text:a><text:span text:style-name="T1"> <text:line-break/>Depends: R (&gt;= 3.6.2) <text:line-break/>Suggests: testthat (&gt;= 3.0.0), knitr, rmarkdown <text:line-break/>Description: Record all tree-ring Shapefile of tree disk with GIS soft <text:line-break/>   ('Qgis') and interpolating model from high resolution tree <text:line-break/>   disk image. <text:line-break/>License: GPL (&gt;= 2) <text:line-break/>Imports: methods, sf <text:line-break/><text:line-break/><text:line-break/>The maintainer confirms that he or she <text:line-break/>has read and agrees to the CRAN policies. <text:line-break/><text:line-break/>Submitter's comment: ## Test environments <text:line-break/></text:span><text:soft-page-break/><text:span text:style-name="T1"><text:line-break/>* R version 4.3.3 (2024-02-29) <text:line-break/><text:line-break/>   Platform: x86_64-pc-linux-gnu (64-bit) <text:line-break/>  Running <text:line-break/>   under: Ubuntu 22.04.4 LTS <text:line-break/>* R version 4.3.3 <text:line-break/>   (2024-02-29) <text:line-break/>  Platform: x86_64-apple-darwin20 <text:line-break/>   (64-bit) <text:line-break/>  Running under: macOS Ventura 13.3.1 <text:line-break/><text:line-break/>* R <text:line-break/>   version 4.3.3 (2024-02-29) <text:line-break/>  Platform: <text:line-break/>   x86_64-w64-mingw32/x64 (64-bit) <text:line-break/>  Running under: <text:line-break/>   Windows 11 x64 (build 22631) <text:line-break/><text:line-break/><text:line-break/><text:line-break/>## R CMD check <text:line-break/>   results <text:line-break/><text:line-break/>0 errors | 0 warnings | 0 note <text:line-break/><text:line-break/>## Reverse <text:line-break/>   dependencies <text:line-break/><text:line-break/>There are no reverse dependencies. <text:line-break/><text:line-break/><text:line-break/><text:line-break/><text:line-break/><text:line-break/>================================================= <text:line-break/><text:line-break/>Original content of DESCRIPTION file: <text:line-break/><text:line-break/>Package: TreeRingShape <text:line-break/>Type: Package <text:line-break/>Title: Recording Tree-Ring Shapes of Tree Disks with Manual Digitizing <text:line-break/>         and Interpolating Model <text:line-break/>Version: 3.0.1 <text:line-break/>Author: Megumi ISHIDA [aut, cre, cph] (</text:span><text:a xlink:type="simple" xlink:href="mailto:ishidam@sanchikanri.com" text:style-name="Internet_20_link" text:visited-style-name="Visited_20_Internet_20_Link">&lt;ishidam@sanchikanri.com&gt;</text:a><text:span text:style-name="T1">) <text:line-break/>Maintainer: Megumi ISHIDA </text:span><text:a xlink:type="simple" xlink:href="mailto:ishidam@sanchikanri.com" text:style-name="Internet_20_link" text:visited-style-name="Visited_20_Internet_20_Link">&lt;ishidam@sanchikanri.com&gt;</text:a><text:span text:style-name="T1"> <text:line-break/>Description: Record all tree-ring Shapefile of tree disk with GIS soft ('Qgis') and interpolating model from high resolution tree disk image. <text:line-break/>License: GPL (&gt;= 2) <text:line-break/>Depends: R (&gt;= 3.6.2) <text:line-break/></text:span><text:soft-page-break/><text:span text:style-name="T1">Imports: methods, sf <text:line-break/>Suggests: testthat (&gt;= 3.0.0), knitr, rmarkdown <text:line-break/>VignetteBuilder: knitr <text:line-break/>Encoding: UTF-8 <text:line-break/>LazyData: true <text:line-break/>RoxygenNote: 7.3.1 <text:line-break/>URL: </text:span><text:a xlink:type="simple" xlink:href="https://github.com/ishidamgm/TreeRingShape" text:style-name="Internet_20_link" text:visited-style-name="Visited_20_Internet_20_Link">https://github.com/ishidamgm/TreeRingShape</text:a><text:span text:style-name="T1">, <text:line-break/>         </text:span><text:a xlink:type="simple" xlink:href="https://ishidamgm.github.io/TreeRingShape/" text:style-name="Internet_20_link" text:visited-style-name="Visited_20_Internet_20_Link">https://ishidamgm.github.io/TreeRingShape/</text:a><text:span text:style-name="T1">, <text:line-break/>         </text:span><text:a xlink:type="simple" xlink:href="https://www.sanchikanri.com/treering/TreeRingShape.html" text:style-name="Internet_20_link" text:visited-style-name="Visited_20_Internet_20_Link">https://www.sanchikanri.com/treering/TreeRingShape.html</text:a><text:span text:style-name="T1"> <text:line-break/>BugReports: </text:span><text:a xlink:type="simple" xlink:href="https://github.com/ishidamgm/TreeRingShape/issues" text:style-name="Internet_20_link" text:visited-style-name="Visited_20_Internet_20_Link">https://github.com/ishidamgm/TreeRingShape/issues</text:a><text:span text:style-name="T1"> <text:line-break/>Config/testthat/edition: 3 <text:line-break/>NeedsCompilation: no <text:line-break/>Packaged: 2024-04-07 22:58:14 UTC; i </text:span></text:p>
      <text:p text:style-name="Standard"/>
      <text:h text:style-name="P3" text:outline-level="2"/>
      <text:h text:style-name="Heading_20_3" text:outline-level="3">翻訳の結果</text:h>
      <text:p text:style-name="P4">ありがとう、 </text:p>
      <text:p text:style-name="P4">むしろ、<text:span text:style-name="T2">Authors@R </text:span>フィールドを使用し、person() 呼び出しで適切な役割を持つメンテナ、作成者、および寄稿者を宣言してください。 例えば 何かのようなもの： 著者@R: c(person("Alice", "開発者", role = c("aut", "cre","cph"), 電子メール = "alice.developer@some.domain.net")、 person("ボブ", "開発者", 役割 = "自動") ) </text:p>
      <text:p text:style-name="P4"/>
      <text:p text:style-name="P4">タイトルと説明には、パッケージ名、ソフトウェア名、<text:span text:style-name="T2">API (アプリケーション プログラミング インターフェイス) </text:span>名のみを<text:span text:style-name="T2">一重引用符で囲んで記述</text:span>してください。 例: --&gt; Qgis パッケージ名では大文字と小文字が区別されることに注意してください。 </text:p>
      <text:p text:style-name="P4"/>
      <text:p text:style-name="P4"><text:span text:style-name="T2">パッケージ内のメソッドを説明する参照がある場合</text:span>は、フォーム内の DESCRIPTION ファイルの説明フィールドにそれらを追加してください。 著者 (年) &lt;doi:...&gt; 著者 (年) &lt;arXiv:...&gt; 著者 (年、ISBN:...) または、それらが利用できない場合: &lt;https:...&gt; 「doi:」、「arXiv:」、「https:」の後にスペースを入れず、自動リンク用の山括弧を付けます。 (タイトルも追加したい場合は、「タイトル」のように引用符で囲んでください) </text:p>
      <text:p text:style-name="P4"/>
      <text:p text:style-name="P4">エクスポートされたメソッドに関する .Rd ファイルに \value を追加し、ドキュメントで関数の結果を説明してください。 出力（クラス）の構造と出力の意味について書いてください。 (<text:span text:style-name="T2">関数が値を返さない場合は、そのことも文書化してください。例: \value{戻り値なし、副作用のために呼び出される} など) -&gt; Rd タグがありません: </text:span></text:p>
      <text:p text:style-name="P4"/>
      <text:p text:style-name="P4">Lplot.Rd: \value Lplot2.Rd: \value Lrad.plot.Rd: \value プロット_ツリーリング_df.Rd: \value プロット_ツリーリング.Rd: \value プロット_ツリーリング_df.Rd: \value TreeRingsPoints.Rd: \value WriteShapefile_TreeRings.Rd: \value \dontrun{} は、ユーザーがサンプルを実際に実行できない場合にのみ使用してください (追加のソフトウェアが不足している、API キーが不足しているなどの理由で)。 そのため、例を \dontrun{} でラップすると、ユーザーへの警告としてコメント (「# Not run:」) が追加されます。 必要ないようです。 \dontrun を \donttest に置き換えてください。 5 秒以内に実行可能な場合はサンプルをアンラップするか、<text:span text:style-name="T2">dontrun{} を \donttest{} </text:span>に置き換えてください。 ユーザーの par または作業ディレクトリを変更しないようにしてください。 本当に関数内でこれを行う必要がある場合は、on.exit() を*即時* 呼び出して、関数の終了時に設定がリセットされるようにしてください。 例えば。： ... oldpar &lt;- par(no.readonly = TRUE) # コード行 i on.exit(par(oldpar)) # コード行 i + 1 ... par(mfrow=c(2,2)) # 後のどこか ... ... oldwd &lt;- getwd() # コード行 i on.exit(setwd(oldwd)) # コード行 i+1 ... setwd(...) # 後のどこか ... 例: -&gt; R/plot.R この関数に詳しくない場合は、?on.exit を確認してください。 この機能により、関数が壊れた場合でも、関数を終了する前にオプションを復元することができます。 したがって、関数内でオプションを変更した直後に呼び出す必要があります。 例、ビネット、デモで変更した後は、必ずユーザーの options()、作業ディレ<text:soft-page-break/>クトリ、または par() にリセットしてください。 例えば。： oldpar &lt;- par(mfrow = c(1,2)) ... パー(オールドパー) 古い &lt;- オプション(桁数 = 3) ... オプション(旧) -&gt; man/new_classTreeRingShape.Rd、man/TreeRingShape.Rd、man/TreeRingsLines.Rd、man/TreeRingsPoints.Rd 修正して再送信してください。 </text:p>
      <text:p text:style-name="P4"/>
      <text:p text:style-name="P4">最高、 コンスタンツェ・ラウセカー</text:p>
      <text:p text:style-name="P4"/>
      <text:p text:style-name="P4"/>
      <text:p text:style-name="P4"><text:s/>08.04.24 21:58 に、CRAN パッケージ送信フォームに次のように書かれました。 外部送信者 [これは CRAN.R-project.org/submit.html から生成されました] 次のパッケージが CRAN にアップロードされました。 ========================================== パッケージ情報: パッケージ: TreeRingShape バージョン: 3.0.1 タイトル: 手動デジタル化と樹木ディスクの年輪形状の記録 補間モデル 著者: 石田 めぐみ [aut, cre, cph] (&lt;ishidam@sanchikanri.com&gt;) 管理者：石田 恵 &lt;ishidam@sanchikanri.com&gt; 依存: R (&gt;= 3.6.2) 提案: testthat (&gt;= 3.0.0)、knitr、rmarkdown 説明: GIS ソフトを使用して、樹木ディスクのすべての年輪シェープファイルを記録します (「Qgis」) および高解像度ツリーからの補間モデル ディスクイメージ。 ライセンス: GPL (&gt;= 2) インポート: メソッド、SF メンテナは次のことを確認します CRAN ポリシーを読んで同意します。 提出者のコメント: ## テスト環境 * R バージョン 4.3.3 (2024-02-29) プラットフォーム: x86_64-pc-linux-gnu (64 ビット) ランニング 以下: Ubuntu 22.04.4 LTS ※Rバージョン4.3.3 (2024-02-29) プラットフォーム: x86_64-apple-darwin20 (64ビット) 実行環境: macOS Ventura 13.3.1 *R バージョン 4.3.3 (2024-02-29) プラットホーム： x86_64-w64-mingw32/x64 (64 ビット) 以下で実行中: Windows 11 x64 (ビルド 22631) ## R CMD チェック 結果 0 エラー | 0 件の警告 | 0 音符 ＃＃ 逆行する 依存関係 逆の依存関係はありません。 ================================================ DESCRIPTION ファイルの元の内容: パッケージ: TreeRingShape タイプ: パッケージ タイトル: 手動デジタル化による樹木ディスクの年輪形状の記録 および補間モデル バージョン: 3.0.1 著者: 石田 めぐみ [aut, cre, cph] (&lt;ishidam@sanchikanri.com&gt;) 管理者：石田 恵 &lt;ishidam@sanchikanri.com&gt; 説明: すべての年輪を記録します</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kao Pゴシック" svg:font-family="'Takao Pゴシック'" style:font-family-generic="swiss"/>
    <style:font-face style:name="Takao Pゴシック1" svg:font-family="'Takao P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 Pゴシック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 Pゴシック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 Pゴシック1" style:font-family-complex="'Takao Pゴシック'"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 Pゴシック" style:font-family-complex="'Takao Pゴシック'"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 Pゴシック" style:font-family-complex="'Takao Pゴシック'"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 Pゴシック" style:font-family-complex="'Takao Pゴシック'"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JP" style:font-family-asian="'Noto Serif CJK JP'" style:font-family-generic-asian="system" style:font-pitch-asian="variable" style:font-size-asian="18pt" style:font-weight-asian="bold" style:font-name-complex="Takao Pゴシック1" style:font-family-complex="'Takao Pゴシック'"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JP" style:font-family-asian="'Noto Serif CJK JP'" style:font-family-generic-asian="system" style:font-pitch-asian="variable" style:font-size-asian="24pt" style:font-weight-asian="bold" style:font-name-complex="Takao Pゴシック1" style:font-family-complex="'Takao Pゴシック'"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JP" style:font-family-asian="'Noto Serif CJK JP'" style:font-family-generic-asian="system" style:font-pitch-asian="variable" style:font-size-asian="14pt" style:font-weight-asian="bold" style:font-name-complex="Takao Pゴシック1" style:font-family-complex="'Takao Pゴシック'"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標準ページスタイル4"/><text:page-number text:select-page="current">7</text:page-number><text:bookmark-end text:name="PageNumWizard_FOOTER_標準ページスタイル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04:30:42.559012869</meta:creation-date>
    <meta:print-date>2024-04-10T04:31:30.892701234</meta:print-date>
    <dc:date>2024-04-16T10:29:06.303711017</dc:date>
    <meta:editing-duration>PT5H9M47S</meta:editing-duration>
    <meta:editing-cycles>4</meta:editing-cycles>
    <meta:generator>LibreOffice/24.2.2.2$Linux_X86_64 LibreOffice_project/420$Build-2</meta:generator>
    <meta:document-statistic meta:table-count="0" meta:image-count="0" meta:object-count="0" meta:page-count="7" meta:paragraph-count="30" meta:word-count="2739" meta:character-count="9628" meta:non-whitespace-character-count="8262"/>
  </office:meta>
</office:document-meta>
</file>